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style:font-name="Calibri" fo:font-weight="bold" style:font-weight-asian="bold" style:font-weight-complex="bold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fo:font-weight="bold" style:font-weight-asian="bold" style:font-weight-complex="bold"/>
    </style:style>
    <style:style style:name="P4" style:family="paragraph" style:parent-style-name="Text_20_body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s – Donner une adresse IP &amp; un masque à un poste</text:p>
      <text:p text:style-name="P3"/>
      <text:p text:style-name="P3">-Ouvrir le panneau de configuration.</text:p>
      <text:p text:style-name="P3">-Basculer en mode <text:span text:style-name="T1">Classique.</text:span></text:p>
      <text:p text:style-name="P4">-Aller dans Connexions réseau (pour XP)/Centre Réseau et partage (Vista et supérieurs)</text:p>
      <text:p text:style-name="P2"><text:span text:style-name="T2">-Cliquer sur Connexion au réseau local, choisir propriétés.</text:span></text:p>
      <text:p text:style-name="P2"><text:span text:style-name="T2">-Choisir protocole Internet/Protocole Internet version 4 et ouvrir les propriétés.</text:span></text:p>
      <text:p text:style-name="P2"><text:span text:style-name="T2">-Sélectionner utiliser l'adresse IP suivante et paramétrer l'adresse IP, le masque, etc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Fiche de procédure<text:tab/><text:tab/></text:p>
      </style:header>
      <style:footer>
        <text:p text:style-name="Footer">Donner une adresse IP et un masque à un poste<text:tab/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0T10:14:11.61</meta:creation-date>
    <dc:date>2016-02-03T11:13:21.08</dc:date>
    <meta:editing-duration>PT3H10M19S</meta:editing-duration>
    <meta:editing-cycles>26</meta:editing-cycles>
    <meta:generator>OpenOffice/4.1.1$Win32 OpenOffice.org_project/411m6$Build-9775</meta:generator>
    <meta:document-statistic meta:table-count="0" meta:image-count="0" meta:object-count="0" meta:page-count="1" meta:paragraph-count="9" meta:word-count="78" meta:character-count="510"/>
  </office:meta>
</office:document-meta>
</file>